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Demanda">
            <text:p>Demanda</text:p>
          </table:table-cell>
        </table:table-row>
        <table:table-row>
          <table:table-cell office:value-type="string" office:value="Foi-me solicitado um pagamento adicional para a ativação do seguro viagem número 123. Isso é correto? Preciso resolver até o final do mês.">
            <text:p>Foi-me solicitado um pagamento adicional para a ativação do seguro viagem número 123. Isso é correto? Preciso resolver até o final do mês.</text:p>
          </table:table-cell>
        </table:table-row>
        <table:table-row>
          <table:table-cell office:value-type="string" office:value="Preciso saber se a cobertura do seguro de acidentes pessoais número 123 inclui despesas médicas com fisioterapia. Já tentei contato por outros meios.">
            <text:p>Preciso saber se a cobertura do seguro de acidentes pessoais número 123 inclui despesas médicas com fisioterapia. Já tentei contato por outros meios.</text:p>
          </table:table-cell>
        </table:table-row>
        <table:table-row>
          <table:table-cell office:value-type="string" office:value="Estou tentando transferir a apólice 123 para um novo titular e não consigo o atendimento adequado. Preciso resolver até o final do mês.">
            <text:p>Estou tentando transferir a apólice 123 para um novo titular e não consigo o atendimento adequado. Preciso resolver até o final do mês.</text:p>
          </table:table-cell>
        </table:table-row>
        <table:table-row>
          <table:table-cell office:value-type="string" office:value="Estou tendo dificuldade para receber a indenização do seguro por internação hospitalar. A apólice é número 123. Preciso resolver até o final do mês.">
            <text:p>Estou tendo dificuldade para receber a indenização do seguro por internação hospitalar. A apólice é número 123. Preciso resolver até o final do mês.</text:p>
          </table:table-cell>
        </table:table-row>
        <table:table-row>
          <table:table-cell office:value-type="string" office:value="Foi-me solicitado um pagamento adicional para a ativação do seguro viagem número 123. Isso é correto? Favor responder com urgência.">
            <text:p>Foi-me solicitado um pagamento adicional para a ativação do seguro viagem número 123. Isso é correto? Favor responder com urgência.</text:p>
          </table:table-cell>
        </table:table-row>
        <table:table-row>
          <table:table-cell office:value-type="string" office:value="A empresa não atualizou meus dados na apólice número 123, impossibilitando o pagamento da indenização. Favor responder com urgência.">
            <text:p>A empresa não atualizou meus dados na apólice número 123, impossibilitando o pagamento da indenização. Favor responder com urgência.</text:p>
          </table:table-cell>
        </table:table-row>
        <table:table-row>
          <table:table-cell office:value-type="string" office:value="Gostaria de alterar os beneficiários na apólice de seguro de vida número 123, mas não consigo acessar o portal. Favor responder com urgência.">
            <text:p>Gostaria de alterar os beneficiários na apólice de seguro de vida número 123, mas não consigo acessar o portal. Favor responder com urgência.</text:p>
          </table:table-cell>
        </table:table-row>
        <table:table-row>
          <table:table-cell office:value-type="string" office:value="Fui informado que o seguro desemprego não está ativo. A apólice é a de número 123. Favor responder com urgência.">
            <text:p>Fui informado que o seguro desemprego não está ativo. A apólice é a de número 123. Favor responder com urgência.</text:p>
          </table:table-cell>
        </table:table-row>
        <table:table-row>
          <table:table-cell office:value-type="string" office:value="Foi-me solicitado um pagamento adicional para a ativação do seguro viagem número 123. Isso é correto? Já tentei contato por outros meios.">
            <text:p>Foi-me solicitado um pagamento adicional para a ativação do seguro viagem número 123. Isso é correto? Já tentei contato por outros meios.</text:p>
          </table:table-cell>
        </table:table-row>
        <table:table-row>
          <table:table-cell office:value-type="string" office:value="Gostaria de alterar os beneficiários na apólice de seguro de vida número 123, mas não consigo acessar o portal. Preciso resolver até o final do mês.">
            <text:p>Gostaria de alterar os beneficiários na apólice de seguro de vida número 123, mas não consigo acessar o portal. Preciso resolver até o final do mês.</text:p>
          </table:table-cell>
        </table:table-row>
        <table:table-row>
          <table:table-cell office:value-type="string" office:value="Foi-me solicitado um pagamento adicional para a ativação do seguro viagem número 123. Isso é correto? Preciso resolver até o final do mês.">
            <text:p>Foi-me solicitado um pagamento adicional para a ativação do seguro viagem número 123. Isso é correto? Preciso resolver até o final do mês.</text:p>
          </table:table-cell>
        </table:table-row>
        <table:table-row>
          <table:table-cell office:value-type="string" office:value="Preciso saber se a cobertura do seguro de acidentes pessoais número 123 inclui despesas médicas com fisioterapia. Favor responder com urgência.">
            <text:p>Preciso saber se a cobertura do seguro de acidentes pessoais número 123 inclui despesas médicas com fisioterapia. Favor responder com urgência.</text:p>
          </table:table-cell>
        </table:table-row>
        <table:table-row>
          <table:table-cell office:value-type="string" office:value="Estou tentando transferir a apólice 123 para um novo titular e não consigo o atendimento adequado. Favor responder com urgência.">
            <text:p>Estou tentando transferir a apólice 123 para um novo titular e não consigo o atendimento adequado. Favor responder com urgência.</text:p>
          </table:table-cell>
        </table:table-row>
        <table:table-row>
          <table:table-cell office:value-type="string" office:value="A seguradora informou que a documentação para o seguro funeral está incompleta. Preciso de orientação sobre como prosseguir. Já tentei contato por outros meios.">
            <text:p>A seguradora informou que a documentação para o seguro funeral está incompleta. Preciso de orientação sobre como prosseguir. Já tentei contato por outros meios.</text:p>
          </table:table-cell>
        </table:table-row>
        <table:table-row>
          <table:table-cell office:value-type="string" office:value="A empresa não atualizou meus dados na apólice número 123, impossibilitando o pagamento da indenização. Favor responder com urgência.">
            <text:p>A empresa não atualizou meus dados na apólice número 123, impossibilitando o pagamento da indenização. Favor responder com urgência.</text:p>
          </table:table-cell>
        </table:table-row>
        <table:table-row>
          <table:table-cell office:value-type="string" office:value="A empresa não atualizou meus dados na apólice número 123, impossibilitando o pagamento da indenização. Preciso resolver até o final do mês.">
            <text:p>A empresa não atualizou meus dados na apólice número 123, impossibilitando o pagamento da indenização. Preciso resolver até o final do mês.</text:p>
          </table:table-cell>
        </table:table-row>
        <table:table-row>
          <table:table-cell office:value-type="string" office:value="Foi-me solicitado um pagamento adicional para a ativação do seguro viagem número 123. Isso é correto? Já tentei contato por outros meios.">
            <text:p>Foi-me solicitado um pagamento adicional para a ativação do seguro viagem número 123. Isso é correto? Já tentei contato por outros meios.</text:p>
          </table:table-cell>
        </table:table-row>
        <table:table-row>
          <table:table-cell office:value-type="string" office:value="Gostaria de alterar os beneficiários na apólice de seguro de vida número 123, mas não consigo acessar o portal. Preciso resolver até o final do mês.">
            <text:p>Gostaria de alterar os beneficiários na apólice de seguro de vida número 123, mas não consigo acessar o portal. Preciso resolver até o final do mês.</text:p>
          </table:table-cell>
        </table:table-row>
        <table:table-row>
          <table:table-cell office:value-type="string" office:value="Tentei resgatar o seguro educacional para meu filho, porém a apólice número 123 foi negada sem explicação clara. Preciso resolver até o final do mês.">
            <text:p>Tentei resgatar o seguro educacional para meu filho, porém a apólice número 123 foi negada sem explicação clara. Preciso resolver até o final do mês.</text:p>
          </table:table-cell>
        </table:table-row>
        <table:table-row>
          <table:table-cell office:value-type="string" office:value="Preciso saber se a cobertura do seguro de acidentes pessoais número 123 inclui despesas médicas com fisioterapia. Favor responder com urgência.">
            <text:p>Preciso saber se a cobertura do seguro de acidentes pessoais número 123 inclui despesas médicas com fisioterapia. Favor responder com urgência.</text:p>
          </table:table-cell>
        </table:table-row>
        <table:table-row>
          <table:table-cell office:value-type="string" office:value="A empresa não atualizou meus dados na apólice número 123, impossibilitando o pagamento da indenização. Preciso resolver até o final do mês.">
            <text:p>A empresa não atualizou meus dados na apólice número 123, impossibilitando o pagamento da indenização. Preciso resolver até o final do mês.</text:p>
          </table:table-cell>
        </table:table-row>
        <table:table-row>
          <table:table-cell office:value-type="string" office:value="Preciso saber se a cobertura do seguro de acidentes pessoais número 123 inclui despesas médicas com fisioterapia. Preciso resolver até o final do mês.">
            <text:p>Preciso saber se a cobertura do seguro de acidentes pessoais número 123 inclui despesas médicas com fisioterapia. Preciso resolver até o final do mês.</text:p>
          </table:table-cell>
        </table:table-row>
        <table:table-row>
          <table:table-cell office:value-type="string" office:value="A seguradora informou que a documentação para o seguro funeral está incompleta. Preciso de orientação sobre como prosseguir. Já tentei contato por outros meios.">
            <text:p>A seguradora informou que a documentação para o seguro funeral está incompleta. Preciso de orientação sobre como prosseguir. Já tentei contato por outros meios.</text:p>
          </table:table-cell>
        </table:table-row>
        <table:table-row>
          <table:table-cell office:value-type="string" office:value="A empresa não atualizou meus dados na apólice número 123, impossibilitando o pagamento da indenização. Favor responder com urgência.">
            <text:p>A empresa não atualizou meus dados na apólice número 123, impossibilitando o pagamento da indenização. Favor responder com urgência.</text:p>
          </table:table-cell>
        </table:table-row>
        <table:table-row>
          <table:table-cell office:value-type="string" office:value="Estou tentando transferir a apólice 123 para um novo titular e não consigo o atendimento adequado. Favor responder com urgência.">
            <text:p>Estou tentando transferir a apólice 123 para um novo titular e não consigo o atendimento adequado. Favor responder com urgência.</text:p>
          </table:table-cell>
        </table:table-row>
        <table:table-row>
          <table:table-cell office:value-type="string" office:value="A empresa não atualizou meus dados na apólice número 123, impossibilitando o pagamento da indenização. Preciso resolver até o final do mês.">
            <text:p>A empresa não atualizou meus dados na apólice número 123, impossibilitando o pagamento da indenização. Preciso resolver até o final do mês.</text:p>
          </table:table-cell>
        </table:table-row>
        <table:table-row>
          <table:table-cell office:value-type="string" office:value="Gostaria de alterar os beneficiários na apólice de seguro de vida número 123, mas não consigo acessar o portal. Favor responder com urgência.">
            <text:p>Gostaria de alterar os beneficiários na apólice de seguro de vida número 123, mas não consigo acessar o portal. Favor responder com urgência.</text:p>
          </table:table-cell>
        </table:table-row>
        <table:table-row>
          <table:table-cell office:value-type="string" office:value="A empresa não atualizou meus dados na apólice número 123, impossibilitando o pagamento da indenização. Favor responder com urgência.">
            <text:p>A empresa não atualizou meus dados na apólice número 123, impossibilitando o pagamento da indenização. Favor responder com urgência.</text:p>
          </table:table-cell>
        </table:table-row>
        <table:table-row>
          <table:table-cell office:value-type="string" office:value="Foi-me solicitado um pagamento adicional para a ativação do seguro viagem número 123. Isso é correto? Preciso resolver até o final do mês.">
            <text:p>Foi-me solicitado um pagamento adicional para a ativação do seguro viagem número 123. Isso é correto? Preciso resolver até o final do mês.</text:p>
          </table:table-cell>
        </table:table-row>
        <table:table-row>
          <table:table-cell office:value-type="string" office:value="Gostaria de alterar os beneficiários na apólice de seguro de vida número 123, mas não consigo acessar o portal. Preciso resolver até o final do mês.">
            <text:p>Gostaria de alterar os beneficiários na apólice de seguro de vida número 123, mas não consigo acessar o portal. Preciso resolver até o final do mês.</text:p>
          </table:table-cell>
        </table:table-row>
        <table:table-row>
          <table:table-cell office:value-type="string" office:value="Preciso saber se a cobertura do seguro de acidentes pessoais número 123 inclui despesas médicas com fisioterapia. Já tentei contato por outros meios.">
            <text:p>Preciso saber se a cobertura do seguro de acidentes pessoais número 123 inclui despesas médicas com fisioterapia. Já tentei contato por outros meios.</text:p>
          </table:table-cell>
        </table:table-row>
        <table:table-row>
          <table:table-cell office:value-type="string" office:value="Foi-me solicitado um pagamento adicional para a ativação do seguro viagem número 123. Isso é correto? Já tentei contato por outros meios.">
            <text:p>Foi-me solicitado um pagamento adicional para a ativação do seguro viagem número 123. Isso é correto? Já tentei contato por outros meios.</text:p>
          </table:table-cell>
        </table:table-row>
        <table:table-row>
          <table:table-cell office:value-type="string" office:value="Tentei resgatar o seguro educacional para meu filho, porém a apólice número 123 foi negada sem explicação clara. Já tentei contato por outros meios.">
            <text:p>Tentei resgatar o seguro educacional para meu filho, porém a apólice número 123 foi negada sem explicação clara. Já tentei contato por outros meios.</text:p>
          </table:table-cell>
        </table:table-row>
        <table:table-row>
          <table:table-cell office:value-type="string" office:value="Preciso saber se a cobertura do seguro de acidentes pessoais número 123 inclui despesas médicas com fisioterapia. Favor responder com urgência.">
            <text:p>Preciso saber se a cobertura do seguro de acidentes pessoais número 123 inclui despesas médicas com fisioterapia. Favor responder com urgência.</text:p>
          </table:table-cell>
        </table:table-row>
        <table:table-row>
          <table:table-cell office:value-type="string" office:value="Gostaria de alterar os beneficiários na apólice de seguro de vida número 123, mas não consigo acessar o portal. Favor responder com urgência.">
            <text:p>Gostaria de alterar os beneficiários na apólice de seguro de vida número 123, mas não consigo acessar o portal. Favor responder com urgência.</text:p>
          </table:table-cell>
        </table:table-row>
        <table:table-row>
          <table:table-cell office:value-type="string" office:value="Gostaria de alterar os beneficiários na apólice de seguro de vida número 123, mas não consigo acessar o portal. Preciso resolver até o final do mês.">
            <text:p>Gostaria de alterar os beneficiários na apólice de seguro de vida número 123, mas não consigo acessar o portal. Preciso resolver até o final do mês.</text:p>
          </table:table-cell>
        </table:table-row>
        <table:table-row>
          <table:table-cell office:value-type="string" office:value="Estou tentando transferir a apólice 123 para um novo titular e não consigo o atendimento adequado. Já tentei contato por outros meios.">
            <text:p>Estou tentando transferir a apólice 123 para um novo titular e não consigo o atendimento adequado. Já tentei contato por outros meios.</text:p>
          </table:table-cell>
        </table:table-row>
        <table:table-row>
          <table:table-cell office:value-type="string" office:value="A seguradora informou que a documentação para o seguro funeral está incompleta. Preciso de orientação sobre como prosseguir. Preciso resolver até o final do mês.">
            <text:p>A seguradora informou que a documentação para o seguro funeral está incompleta. Preciso de orientação sobre como prosseguir. Preciso resolver até o final do mês.</text:p>
          </table:table-cell>
        </table:table-row>
        <table:table-row>
          <table:table-cell office:value-type="string" office:value="Estou tendo dificuldade para receber a indenização do seguro por internação hospitalar. A apólice é número 123. Favor responder com urgência.">
            <text:p>Estou tendo dificuldade para receber a indenização do seguro por internação hospitalar. A apólice é número 123. Favor responder com urgência.</text:p>
          </table:table-cell>
        </table:table-row>
        <table:table-row>
          <table:table-cell office:value-type="string" office:value="Gostaria de alterar os beneficiários na apólice de seguro de vida número 123, mas não consigo acessar o portal. Favor responder com urgência.">
            <text:p>Gostaria de alterar os beneficiários na apólice de seguro de vida número 123, mas não consigo acessar o portal. Favor responder com urgência.</text:p>
          </table:table-cell>
        </table:table-row>
        <table:table-row>
          <table:table-cell office:value-type="string" office:value="Gostaria de alterar os beneficiários na apólice de seguro de vida número 123, mas não consigo acessar o portal. Favor responder com urgência.">
            <text:p>Gostaria de alterar os beneficiários na apólice de seguro de vida número 123, mas não consigo acessar o portal. Favor responder com urgência.</text:p>
          </table:table-cell>
        </table:table-row>
        <table:table-row>
          <table:table-cell office:value-type="string" office:value="A seguradora informou que a documentação para o seguro funeral está incompleta. Preciso de orientação sobre como prosseguir. Já tentei contato por outros meios.">
            <text:p>A seguradora informou que a documentação para o seguro funeral está incompleta. Preciso de orientação sobre como prosseguir. Já tentei contato por outros meios.</text:p>
          </table:table-cell>
        </table:table-row>
        <table:table-row>
          <table:table-cell office:value-type="string" office:value="Estou tentando transferir a apólice 123 para um novo titular e não consigo o atendimento adequado. Já tentei contato por outros meios.">
            <text:p>Estou tentando transferir a apólice 123 para um novo titular e não consigo o atendimento adequado. Já tentei contato por outros meios.</text:p>
          </table:table-cell>
        </table:table-row>
        <table:table-row>
          <table:table-cell office:value-type="string" office:value="Solicito esclarecimento sobre o valor de cobertura da apólice prestamista número 123. Já tentei contato por outros meios.">
            <text:p>Solicito esclarecimento sobre o valor de cobertura da apólice prestamista número 123. Já tentei contato por outros meios.</text:p>
          </table:table-cell>
        </table:table-row>
        <table:table-row>
          <table:table-cell office:value-type="string" office:value="A seguradora informou que a documentação para o seguro funeral está incompleta. Preciso de orientação sobre como prosseguir. Já tentei contato por outros meios.">
            <text:p>A seguradora informou que a documentação para o seguro funeral está incompleta. Preciso de orientação sobre como prosseguir. Já tentei contato por outros meios.</text:p>
          </table:table-cell>
        </table:table-row>
        <table:table-row>
          <table:table-cell office:value-type="string" office:value="Solicito esclarecimento sobre o valor de cobertura da apólice prestamista número 123. Já tentei contato por outros meios.">
            <text:p>Solicito esclarecimento sobre o valor de cobertura da apólice prestamista número 123. Já tentei contato por outros meios.</text:p>
          </table:table-cell>
        </table:table-row>
        <table:table-row>
          <table:table-cell office:value-type="string" office:value="A empresa não atualizou meus dados na apólice número 123, impossibilitando o pagamento da indenização. Favor responder com urgência.">
            <text:p>A empresa não atualizou meus dados na apólice número 123, impossibilitando o pagamento da indenização. Favor responder com urgência.</text:p>
          </table:table-cell>
        </table:table-row>
        <table:table-row>
          <table:table-cell office:value-type="string" office:value="Preciso saber se a cobertura do seguro de acidentes pessoais número 123 inclui despesas médicas com fisioterapia. Preciso resolver até o final do mês.">
            <text:p>Preciso saber se a cobertura do seguro de acidentes pessoais número 123 inclui despesas médicas com fisioterapia. Preciso resolver até o final do mês.</text:p>
          </table:table-cell>
        </table:table-row>
        <table:table-row>
          <table:table-cell office:value-type="string" office:value="Tentei resgatar o seguro educacional para meu filho, porém a apólice número 123 foi negada sem explicação clara. Já tentei contato por outros meios.">
            <text:p>Tentei resgatar o seguro educacional para meu filho, porém a apólice número 123 foi negada sem explicação clara. Já tentei contato por outros meios.</text:p>
          </table:table-cell>
        </table:table-row>
        <table:table-row>
          <table:table-cell office:value-type="string" office:value="Solicito esclarecimento sobre o valor de cobertura da apólice prestamista número 123. Preciso resolver até o final do mês.">
            <text:p>Solicito esclarecimento sobre o valor de cobertura da apólice prestamista número 123. Preciso resolver até o final do mês.</text:p>
          </table:table-cell>
        </table:table-row>
        <table:table-row>
          <table:table-cell office:value-type="string" office:value="Gostaria de alterar os beneficiários na apólice de seguro de vida número 123, mas não consigo acessar o portal. Já tentei contato por outros meios.">
            <text:p>Gostaria de alterar os beneficiários na apólice de seguro de vida número 123, mas não consigo acessar o portal. Já tentei contato por outros meios.</text:p>
          </table:table-cell>
        </table:table-row>
        <table:table-row>
          <table:table-cell office:value-type="string" office:value="Foi-me solicitado um pagamento adicional para a ativação do seguro viagem número 123. Isso é correto? Favor responder com urgência.">
            <text:p>Foi-me solicitado um pagamento adicional para a ativação do seguro viagem número 123. Isso é correto? Favor responder com urgência.</text:p>
          </table:table-cell>
        </table:table-row>
        <table:table-row>
          <table:table-cell office:value-type="string" office:value="Foi-me solicitado um pagamento adicional para a ativação do seguro viagem número 123. Isso é correto? Preciso resolver até o final do mês.">
            <text:p>Foi-me solicitado um pagamento adicional para a ativação do seguro viagem número 123. Isso é correto? Preciso resolver até o final do mês.</text:p>
          </table:table-cell>
        </table:table-row>
        <table:table-row>
          <table:table-cell office:value-type="string" office:value="A seguradora informou que a documentação para o seguro funeral está incompleta. Preciso de orientação sobre como prosseguir. Favor responder com urgência.">
            <text:p>A seguradora informou que a documentação para o seguro funeral está incompleta. Preciso de orientação sobre como prosseguir. Favor responder com urgência.</text:p>
          </table:table-cell>
        </table:table-row>
        <table:table-row>
          <table:table-cell office:value-type="string" office:value="Solicito esclarecimento sobre o valor de cobertura da apólice prestamista número 123. Favor responder com urgência.">
            <text:p>Solicito esclarecimento sobre o valor de cobertura da apólice prestamista número 123. Favor responder com urgência.</text:p>
          </table:table-cell>
        </table:table-row>
        <table:table-row>
          <table:table-cell office:value-type="string" office:value="Fui informado que o seguro desemprego não está ativo. A apólice é a de número 123. Já tentei contato por outros meios.">
            <text:p>Fui informado que o seguro desemprego não está ativo. A apólice é a de número 123. Já tentei contato por outros meios.</text:p>
          </table:table-cell>
        </table:table-row>
        <table:table-row>
          <table:table-cell office:value-type="string" office:value="Estou tendo dificuldade para receber a indenização do seguro por internação hospitalar. A apólice é número 123. Favor responder com urgência.">
            <text:p>Estou tendo dificuldade para receber a indenização do seguro por internação hospitalar. A apólice é número 123. Favor responder com urgência.</text:p>
          </table:table-cell>
        </table:table-row>
        <table:table-row>
          <table:table-cell office:value-type="string" office:value="Tentei resgatar o seguro educacional para meu filho, porém a apólice número 123 foi negada sem explicação clara. Preciso resolver até o final do mês.">
            <text:p>Tentei resgatar o seguro educacional para meu filho, porém a apólice número 123 foi negada sem explicação clara. Preciso resolver até o final do mês.</text:p>
          </table:table-cell>
        </table:table-row>
        <table:table-row>
          <table:table-cell office:value-type="string" office:value="Preciso saber se a cobertura do seguro de acidentes pessoais número 123 inclui despesas médicas com fisioterapia. Preciso resolver até o final do mês.">
            <text:p>Preciso saber se a cobertura do seguro de acidentes pessoais número 123 inclui despesas médicas com fisioterapia. Preciso resolver até o final do mês.</text:p>
          </table:table-cell>
        </table:table-row>
        <table:table-row>
          <table:table-cell office:value-type="string" office:value="Estou tendo dificuldade para receber a indenização do seguro por internação hospitalar. A apólice é número 123. Já tentei contato por outros meios.">
            <text:p>Estou tendo dificuldade para receber a indenização do seguro por internação hospitalar. A apólice é número 123. Já tentei contato por outros meios.</text:p>
          </table:table-cell>
        </table:table-row>
        <table:table-row>
          <table:table-cell office:value-type="string" office:value="Solicito esclarecimento sobre o valor de cobertura da apólice prestamista número 123. Já tentei contato por outros meios.">
            <text:p>Solicito esclarecimento sobre o valor de cobertura da apólice prestamista número 123. Já tentei contato por outros meios.</text:p>
          </table:table-cell>
        </table:table-row>
        <table:table-row>
          <table:table-cell office:value-type="string" office:value="A seguradora informou que a documentação para o seguro funeral está incompleta. Preciso de orientação sobre como prosseguir. Já tentei contato por outros meios.">
            <text:p>A seguradora informou que a documentação para o seguro funeral está incompleta. Preciso de orientação sobre como prosseguir. Já tentei contato por outros meios.</text:p>
          </table:table-cell>
        </table:table-row>
        <table:table-row>
          <table:table-cell office:value-type="string" office:value="Preciso saber se a cobertura do seguro de acidentes pessoais número 123 inclui despesas médicas com fisioterapia. Preciso resolver até o final do mês.">
            <text:p>Preciso saber se a cobertura do seguro de acidentes pessoais número 123 inclui despesas médicas com fisioterapia. Preciso resolver até o final do mês.</text:p>
          </table:table-cell>
        </table:table-row>
        <table:table-row>
          <table:table-cell office:value-type="string" office:value="Tentei resgatar o seguro educacional para meu filho, porém a apólice número 123 foi negada sem explicação clara. Já tentei contato por outros meios.">
            <text:p>Tentei resgatar o seguro educacional para meu filho, porém a apólice número 123 foi negada sem explicação clara. Já tentei contato por outros meios.</text:p>
          </table:table-cell>
        </table:table-row>
        <table:table-row>
          <table:table-cell office:value-type="string" office:value="Tentei resgatar o seguro educacional para meu filho, porém a apólice número 123 foi negada sem explicação clara. Preciso resolver até o final do mês.">
            <text:p>Tentei resgatar o seguro educacional para meu filho, porém a apólice número 123 foi negada sem explicação clara. Preciso resolver até o final do mês.</text:p>
          </table:table-cell>
        </table:table-row>
        <table:table-row>
          <table:table-cell office:value-type="string" office:value="Preciso saber se a cobertura do seguro de acidentes pessoais número 123 inclui despesas médicas com fisioterapia. Preciso resolver até o final do mês.">
            <text:p>Preciso saber se a cobertura do seguro de acidentes pessoais número 123 inclui despesas médicas com fisioterapia. Preciso resolver até o final do mês.</text:p>
          </table:table-cell>
        </table:table-row>
        <table:table-row>
          <table:table-cell office:value-type="string" office:value="Estou tentando transferir a apólice 123 para um novo titular e não consigo o atendimento adequado. Preciso resolver até o final do mês.">
            <text:p>Estou tentando transferir a apólice 123 para um novo titular e não consigo o atendimento adequado. Preciso resolver até o final do mês.</text:p>
          </table:table-cell>
        </table:table-row>
        <table:table-row>
          <table:table-cell office:value-type="string" office:value="Foi-me solicitado um pagamento adicional para a ativação do seguro viagem número 123. Isso é correto? Já tentei contato por outros meios.">
            <text:p>Foi-me solicitado um pagamento adicional para a ativação do seguro viagem número 123. Isso é correto? Já tentei contato por outros meios.</text:p>
          </table:table-cell>
        </table:table-row>
        <table:table-row>
          <table:table-cell office:value-type="string" office:value="Fui informado que o seguro desemprego não está ativo. A apólice é a de número 123. Preciso resolver até o final do mês.">
            <text:p>Fui informado que o seguro desemprego não está ativo. A apólice é a de número 123. Preciso resolver até o final do mês.</text:p>
          </table:table-cell>
        </table:table-row>
        <table:table-row>
          <table:table-cell office:value-type="string" office:value="Gostaria de alterar os beneficiários na apólice de seguro de vida número 123, mas não consigo acessar o portal. Favor responder com urgência.">
            <text:p>Gostaria de alterar os beneficiários na apólice de seguro de vida número 123, mas não consigo acessar o portal. Favor responder com urgência.</text:p>
          </table:table-cell>
        </table:table-row>
        <table:table-row>
          <table:table-cell office:value-type="string" office:value="Solicito esclarecimento sobre o valor de cobertura da apólice prestamista número 123. Preciso resolver até o final do mês.">
            <text:p>Solicito esclarecimento sobre o valor de cobertura da apólice prestamista número 123. Preciso resolver até o final do mês.</text:p>
          </table:table-cell>
        </table:table-row>
        <table:table-row>
          <table:table-cell office:value-type="string" office:value="Foi-me solicitado um pagamento adicional para a ativação do seguro viagem número 123. Isso é correto? Já tentei contato por outros meios.">
            <text:p>Foi-me solicitado um pagamento adicional para a ativação do seguro viagem número 123. Isso é correto? Já tentei contato por outros meios.</text:p>
          </table:table-cell>
        </table:table-row>
        <table:table-row>
          <table:table-cell office:value-type="string" office:value="Estou tentando transferir a apólice 123 para um novo titular e não consigo o atendimento adequado. Favor responder com urgência.">
            <text:p>Estou tentando transferir a apólice 123 para um novo titular e não consigo o atendimento adequado. Favor responder com urgência.</text:p>
          </table:table-cell>
        </table:table-row>
        <table:table-row>
          <table:table-cell office:value-type="string" office:value="Gostaria de alterar os beneficiários na apólice de seguro de vida número 123, mas não consigo acessar o portal. Já tentei contato por outros meios.">
            <text:p>Gostaria de alterar os beneficiários na apólice de seguro de vida número 123, mas não consigo acessar o portal. Já tentei contato por outros meios.</text:p>
          </table:table-cell>
        </table:table-row>
        <table:table-row>
          <table:table-cell office:value-type="string" office:value="Solicito esclarecimento sobre o valor de cobertura da apólice prestamista número 123. Favor responder com urgência.">
            <text:p>Solicito esclarecimento sobre o valor de cobertura da apólice prestamista número 123. Favor responder com urgência.</text:p>
          </table:table-cell>
        </table:table-row>
        <table:table-row>
          <table:table-cell office:value-type="string" office:value="Estou tentando transferir a apólice 123 para um novo titular e não consigo o atendimento adequado. Favor responder com urgência.">
            <text:p>Estou tentando transferir a apólice 123 para um novo titular e não consigo o atendimento adequado. Favor responder com urgência.</text:p>
          </table:table-cell>
        </table:table-row>
        <table:table-row>
          <table:table-cell office:value-type="string" office:value="Estou tendo dificuldade para receber a indenização do seguro por internação hospitalar. A apólice é número 123. Preciso resolver até o final do mês.">
            <text:p>Estou tendo dificuldade para receber a indenização do seguro por internação hospitalar. A apólice é número 123. Preciso resolver até o final do mês.</text:p>
          </table:table-cell>
        </table:table-row>
        <table:table-row>
          <table:table-cell office:value-type="string" office:value="A seguradora informou que a documentação para o seguro funeral está incompleta. Preciso de orientação sobre como prosseguir. Já tentei contato por outros meios.">
            <text:p>A seguradora informou que a documentação para o seguro funeral está incompleta. Preciso de orientação sobre como prosseguir. Já tentei contato por outros meios.</text:p>
          </table:table-cell>
        </table:table-row>
        <table:table-row>
          <table:table-cell office:value-type="string" office:value="A seguradora informou que a documentação para o seguro funeral está incompleta. Preciso de orientação sobre como prosseguir. Preciso resolver até o final do mês.">
            <text:p>A seguradora informou que a documentação para o seguro funeral está incompleta. Preciso de orientação sobre como prosseguir. Preciso resolver até o final do mês.</text:p>
          </table:table-cell>
        </table:table-row>
        <table:table-row>
          <table:table-cell office:value-type="string" office:value="Solicito esclarecimento sobre o valor de cobertura da apólice prestamista número 123. Favor responder com urgência.">
            <text:p>Solicito esclarecimento sobre o valor de cobertura da apólice prestamista número 123. Favor responder com urgência.</text:p>
          </table:table-cell>
        </table:table-row>
        <table:table-row>
          <table:table-cell office:value-type="string" office:value="Foi-me solicitado um pagamento adicional para a ativação do seguro viagem número 123. Isso é correto? Já tentei contato por outros meios.">
            <text:p>Foi-me solicitado um pagamento adicional para a ativação do seguro viagem número 123. Isso é correto? Já tentei contato por outros meios.</text:p>
          </table:table-cell>
        </table:table-row>
        <table:table-row>
          <table:table-cell office:value-type="string" office:value="Preciso saber se a cobertura do seguro de acidentes pessoais número 123 inclui despesas médicas com fisioterapia. Favor responder com urgência.">
            <text:p>Preciso saber se a cobertura do seguro de acidentes pessoais número 123 inclui despesas médicas com fisioterapia. Favor responder com urgência.</text:p>
          </table:table-cell>
        </table:table-row>
        <table:table-row>
          <table:table-cell office:value-type="string" office:value="Foi-me solicitado um pagamento adicional para a ativação do seguro viagem número 123. Isso é correto? Preciso resolver até o final do mês.">
            <text:p>Foi-me solicitado um pagamento adicional para a ativação do seguro viagem número 123. Isso é correto? Preciso resolver até o final do mês.</text:p>
          </table:table-cell>
        </table:table-row>
        <table:table-row>
          <table:table-cell office:value-type="string" office:value="Estou tendo dificuldade para receber a indenização do seguro por internação hospitalar. A apólice é número 123. Favor responder com urgência.">
            <text:p>Estou tendo dificuldade para receber a indenização do seguro por internação hospitalar. A apólice é número 123. Favor responder com urgência.</text:p>
          </table:table-cell>
        </table:table-row>
        <table:table-row>
          <table:table-cell office:value-type="string" office:value="Fui informado que o seguro desemprego não está ativo. A apólice é a de número 123. Já tentei contato por outros meios.">
            <text:p>Fui informado que o seguro desemprego não está ativo. A apólice é a de número 123. Já tentei contato por outros meios.</text:p>
          </table:table-cell>
        </table:table-row>
        <table:table-row>
          <table:table-cell office:value-type="string" office:value="Solicito esclarecimento sobre o valor de cobertura da apólice prestamista número 123. Favor responder com urgência.">
            <text:p>Solicito esclarecimento sobre o valor de cobertura da apólice prestamista número 123. Favor responder com urgência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